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74e5" officeooo:paragraph-rsid="000c74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 7</text:p>
      <text:p text:style-name="P1">1)</text:p>
      <text:p text:style-name="P1"><text:tab/>a) s est petit car pet q sont proche donc si on fait (p-q)/0 il sere forcement petit</text:p>
      <text:p text:style-name="P1"/>
      <text:p text:style-name="P1"><text:tab/>b) (((p+q)-(p-q))/2)^2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7T10:46:25.803000000</meta:creation-date>
    <meta:generator>LibreOffice/7.4.1.2$Windows_X86_64 LibreOffice_project/3c58a8f3a960df8bc8fd77b461821e42c061c5f0</meta:generator>
    <dc:date>2022-10-27T20:36:40.819000000</dc:date>
    <meta:editing-duration>PT9H50M16S</meta:editing-duration>
    <meta:editing-cycles>1</meta:editing-cycles>
    <meta:document-statistic meta:table-count="0" meta:image-count="0" meta:object-count="0" meta:page-count="1" meta:paragraph-count="4" meta:word-count="23" meta:character-count="114" meta:non-whitespace-character-count="93"/>
  </office:meta>
</office:document-meta>
</file>